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1.786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3.2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397cm" svg:x="14.146cm" svg:y="5.572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334cm" svg:height="2.54cm" svg:x="12.622cm" svg:y="11.033cm">
          <text:p text:style-name="P1">Look for 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334cm" svg:height="2.54cm" svg:x="12.622cm" svg:y="15.859cm">
          <text:p text:style-name="P1">Go to 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334cm" svg:height="2.54cm" svg:x="12.622cm" svg:y="21.066cm">
          <text:p text:style-name="P1">Grab warm 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334cm" svg:height="2.54cm" svg:x="8.05cm" svg:y="24.749cm">
          <text:p text:style-name="P1">Move to fri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334cm" svg:height="2.54cm" svg:x="3.351cm" svg:y="20.939cm">
          <text:p text:style-name="P1">Switch ca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5.334cm" svg:height="2.54cm" svg:x="3.351cm" svg:y="15.859cm">
          <text:p text:style-name="P1">Drop off <text:line-break/>cold 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5.334cm" svg:height="2.54cm" svg:x="3.351cm" svg:y="11.033cm">
          <text:p text:style-name="P1">Sle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5.289cm" svg:y1="6.969cm" svg:x2="15.289cm" svg:y2="11.033cm" draw:start-shape="id1" draw:start-glue-point="2" draw:end-shape="id2" draw:end-glue-point="4" svg:d="M15289 6969v4064" svg:viewBox="0 0 1 4065">
          <text:p/>
        </draw:connector>
        <draw:connector draw:style-name="gr3" draw:text-style-name="P2" draw:layer="layout" svg:x1="15.289cm" svg:y1="18.399cm" svg:x2="15.289cm" svg:y2="21.066cm" draw:start-shape="id3" draw:start-glue-point="8" draw:end-shape="id4" svg:d="M15289 18399v2667" svg:viewBox="0 0 1 2668">
          <text:p/>
        </draw:connector>
        <draw:connector draw:style-name="gr3" draw:text-style-name="P2" draw:layer="layout" svg:x1="15.289cm" svg:y1="23.606cm" svg:x2="10.717cm" svg:y2="24.749cm" draw:start-shape="id4" draw:start-glue-point="8" draw:end-shape="id5" draw:end-glue-point="4" svg:d="M15289 23606v572h-4572v571" svg:viewBox="0 0 4573 1144">
          <text:p/>
        </draw:connector>
        <draw:connector draw:style-name="gr3" draw:text-style-name="P2" draw:layer="layout" svg:x1="8.05cm" svg:y1="26.019cm" svg:x2="6.018cm" svg:y2="23.479cm" draw:start-shape="id5" draw:start-glue-point="6" draw:end-shape="id6" draw:end-glue-point="8" svg:d="M8050 26019h-2032v-2540" svg:viewBox="0 0 2033 2541">
          <text:p/>
        </draw:connector>
        <draw:connector draw:style-name="gr3" draw:text-style-name="P2" draw:layer="layout" svg:x1="6.018cm" svg:y1="20.939cm" svg:x2="6.018cm" svg:y2="18.399cm" draw:start-shape="id6" draw:start-glue-point="4" draw:end-shape="id7" svg:d="M6018 20939v-2540" svg:viewBox="0 0 1 2541">
          <text:p/>
        </draw:connector>
        <draw:connector draw:style-name="gr3" draw:text-style-name="P2" draw:layer="layout" svg:x1="6.018cm" svg:y1="15.859cm" svg:x2="6.018cm" svg:y2="13.573cm" draw:start-shape="id7" draw:start-glue-point="4" draw:end-shape="id8" draw:end-glue-point="8" svg:d="M6018 15859v-2286" svg:viewBox="0 0 1 2287">
          <text:p/>
        </draw:connector>
        <draw:connector draw:style-name="gr3" draw:text-style-name="P2" draw:layer="layout" svg:x1="8.685cm" svg:y1="12.303cm" svg:x2="12.622cm" svg:y2="12.303cm" draw:start-shape="id8" draw:start-glue-point="10" draw:end-shape="id2" draw:end-glue-point="6" svg:d="M8685 12303h3937" svg:viewBox="0 0 3938 1">
          <text:p/>
        </draw:connector>
        <draw:connector draw:style-name="gr3" draw:text-style-name="P2" draw:layer="layout" svg:x1="13.403cm" svg:y1="16.231cm" svg:x2="13.403cm" svg:y2="13.201cm" draw:start-shape="id3" draw:start-glue-point="5" draw:end-shape="id2" draw:end-glue-point="7" svg:d="M13403 16231v-3030" svg:viewBox="0 0 1 3031">
          <text:p/>
        </draw:connector>
        <draw:connector draw:style-name="gr3" draw:text-style-name="P2" draw:layer="layout" svg:x1="17.175cm" svg:y1="13.201cm" svg:x2="17.175cm" svg:y2="16.231cm" draw:start-shape="id2" draw:start-glue-point="9" draw:end-shape="id3" draw:end-glue-point="11" svg:d="M17175 13201v3030" svg:viewBox="0 0 1 3031">
          <text:p/>
        </draw:connector>
        <draw:connector draw:style-name="gr3" draw:text-style-name="P2" draw:layer="layout" draw:type="curve" svg:x1="17.175cm" svg:y1="11.405cm" svg:x2="17.956cm" svg:y2="12.303cm" draw:start-shape="id2" draw:start-glue-point="11" draw:end-shape="id2" draw:end-glue-point="10" svg:d="M17175 11405c0-1309 642-1092 1025-540s509 1438-244 1438" svg:viewBox="0 0 1331 1872">
          <text:p/>
        </draw:connector>
        <draw:frame draw:style-name="gr4" draw:text-style-name="P3" draw:layer="layout" svg:width="2.509cm" svg:height="0.962cm" svg:x="16.94cm" svg:y="9.382cm">
          <draw:text-box>
            <text:p>No can</text:p>
          </draw:text-box>
        </draw:frame>
        <draw:frame draw:style-name="gr4" draw:text-style-name="P3" draw:layer="layout" svg:width="2.475cm" svg:height="1.673cm" svg:x="17.194cm" svg:y="13.827cm">
          <draw:text-box>
            <text:p>Found </text:p>
            <text:p>can</text:p>
          </draw:text-box>
        </draw:frame>
        <draw:frame draw:style-name="gr4" draw:text-style-name="P3" draw:layer="layout" svg:width="2.335cm" svg:height="0.962cm" svg:x="11.07cm" svg:y="14.306cm">
          <draw:text-box>
            <text:p>Is cold</text:p>
          </draw:text-box>
        </draw:frame>
        <draw:frame draw:style-name="gr5" draw:text-style-name="P3" draw:layer="layout" svg:width="2.725cm" svg:height="0.962cm" svg:x="15.485cm" svg:y="19.215cm">
          <draw:text-box>
            <text:p>Is warm</text:p>
          </draw:text-box>
        </draw:frame>
        <draw:frame draw:style-name="gr6" draw:text-style-name="P3" draw:layer="layout" svg:width="2.998cm" svg:height="2.384cm" svg:x="15.416cm" svg:y="24.622cm">
          <draw:text-box>
            <text:p>Can grabbed</text:p>
          </draw:text-box>
        </draw:frame>
        <draw:frame draw:style-name="gr7" draw:text-style-name="P3" draw:layer="layout" svg:width="3.487cm" svg:height="3.095cm" svg:x="2.658cm" svg:y="24.702cm">
          <draw:text-box>
            <text:p>Fridge reached</text:p>
          </draw:text-box>
        </draw:frame>
        <draw:frame draw:style-name="gr6" draw:text-style-name="P3" draw:layer="layout" svg:width="3.302cm" svg:height="2.384cm" svg:x="2.716cm" svg:y="18.809cm">
          <draw:text-box>
            <text:p>Has cold can</text:p>
          </draw:text-box>
        </draw:frame>
        <draw:frame draw:style-name="gr6" draw:text-style-name="P3" draw:layer="layout" svg:width="3.302cm" svg:height="2.384cm" svg:x="2.716cm" svg:y="13.729cm">
          <draw:text-box>
            <text:p>Mission complete</text:p>
          </draw:text-box>
        </draw:frame>
        <draw:frame draw:style-name="gr4" draw:text-style-name="P3" draw:layer="layout" svg:width="11.073cm" svg:height="0.962cm" svg:x="4.683cm" svg:y="2.651cm">
          <draw:text-box>
            <text:p>Finite State Machine Controller sta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5:18:01.104304842</meta:creation-date>
    <dc:date>2019-03-13T16:22:52.061932103</dc:date>
    <meta:editing-duration>PT54M40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